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Calibri" officeooo:rsid="0004e26f" officeooo:paragraph-rsid="0004e26f"/>
    </style:style>
    <style:style style:name="P2" style:family="paragraph" style:parent-style-name="Text_20_body">
      <style:text-properties style:font-name="Calibri" officeooo:rsid="0004e26f" officeooo:paragraph-rsid="0004e26f"/>
    </style:style>
    <style:style style:name="P3" style:family="paragraph" style:parent-style-name="Text_20_body">
      <style:text-properties style:font-name="Calibri" officeooo:rsid="000755db" officeooo:paragraph-rsid="000755db"/>
    </style:style>
    <style:style style:name="P4" style:family="paragraph" style:parent-style-name="Text_20_body">
      <style:text-properties style:font-name="Calibri" officeooo:paragraph-rsid="000755db"/>
    </style:style>
    <style:style style:name="P5" style:family="paragraph" style:parent-style-name="Text_20_body">
      <style:text-properties style:font-name="Calibri" officeooo:rsid="000645d5" officeooo:paragraph-rsid="000645d5"/>
    </style:style>
    <style:style style:name="T1" style:family="text">
      <style:text-properties officeooo:rsid="000645d5"/>
    </style:style>
    <style:style style:name="T2" style:family="text">
      <style:text-properties officeooo:rsid="000653bc"/>
    </style:style>
    <style:style style:name="T3" style:family="text">
      <style:text-properties officeooo:rsid="0006732e"/>
    </style:style>
    <style:style style:name="T4" style:family="text">
      <style:text-properties style:text-position="33% 80%"/>
    </style:style>
    <style:style style:name="T5" style:family="text">
      <style:text-properties style:font-name="Calibri" officeooo:rsid="000755db"/>
    </style:style>
    <style:style style:name="T6" style:family="text">
      <style:text-properties officeooo:rsid="0007984a"/>
    </style:style>
    <style:style style:name="T7" style:family="text">
      <style:text-properties officeooo:rsid="000b75e2"/>
    </style:style>
    <style:style style:name="T8" style:family="text">
      <style:text-properties officeooo:rsid="000755db"/>
    </style:style>
    <style:style style:name="T9" style:family="text">
      <style:text-properties officeooo:rsid="000e9e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SAE 2.05</text:p>
      <text:p text:style-name="P2"/>
      <text:p text:style-name="P2">Équipe : SABY Aubin, GUENEUC Vincent, GAUTIER Lowell</text:p>
      <text:p text:style-name="P2"/>
      <text:p text:style-name="P2">Sujet : Problème des 8 Reines</text:p>
      <text:p text:style-name="P2"/>
      <text:p text:style-name="P3">Utilité : Forçage de l’utilisation de récursivité et de ba<text:span text:style-name="T6">c</text:span>ktracking (le fait de revenir en arrière)</text:p>
      <text:p text:style-name="P2"/>
      <text:p text:style-name="P2">But : Sortir un échiquier avec les 8 reines placées sans se menacer l’une <text:span text:style-name="T7">à</text:span> l’autre</text:p>
      <text:p text:style-name="P2"/>
      <text:p text:style-name="P4"><text:span text:style-name="T8">Problème : 92 possibilités sur </text:span>64<text:span text:style-name="T4">8 </text:span>= 281 474 976 710 656 différentes situations </text:p>
      <text:p text:style-name="P2"/>
      <text:p text:style-name="P2">Démarches :</text:p>
      <text:p text:style-name="P2">- Utilisation d’un graphe où les sommets représentent les cases</text:p>
      <text:p text:style-name="P2">- Pour la sortie : liste découpée en plusieurs de manière à simuler un échiquier avec <text:span text:style-name="T9">les différents numéros de chaque reine</text:span> ( + messages du nombre d’essais pour le placement de chaque reine <text:span text:style-name="T9">avec sa position</text:span>)</text:p>
      <text:p text:style-name="P2">- Pour le placement d’une reine : arête entre la case de la reine et chaque case qu’elle menace</text:p>
      <text:p text:style-name="P2">- Condition d’arrêt : Si le graphe est connexe, en effet dans le cas contraire, cela veut dire qu’un sommet n’est relié à aucun autre ce qui veut dire qu’il n’est pas menacé</text:p>
      <text:p text:style-name="P2">- Entrée de la dimension de <text:span text:style-name="T1">l’échiquier par l’utilisateur</text:span></text:p>
      <text:p text:style-name="P2"/>
      <text:p text:style-name="P5">Conclusion : </text:p>
      <text:p text:style-name="P5">- <text:span text:style-name="T2">Solutions bonnes et mauvaises sorties (différenciables par les messages)</text:span></text:p>
      <text:p text:style-name="P5">- <text:span text:style-name="T3">Possibilité de calculer le nombre de solutions bonnes et mauvaises pour chaque dimension ou de réessayer automatiquement pour obtenir une solution bonne à chaque exécu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08:17:20.605000000</meta:creation-date>
    <dc:date>2022-03-29T11:20:02.228000000</dc:date>
    <meta:editing-duration>PT10M50S</meta:editing-duration>
    <meta:editing-cycles>8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5" meta:word-count="211" meta:character-count="1227" meta:non-whitespace-character-count="1029"/>
  </office:meta>
</office:document-meta>
</file>